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skoola Pota" svg:font-family="'Iskoola Pot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.5in"/>
          <style:tab-stop style:position="5.5in"/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.5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4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5" style:family="paragraph" style:parent-style-name="Standard">
      <style:paragraph-properties fo:margin-left="0.25in" fo:margin-right="0in" fo:margin-top="0in" fo:margin-bottom="0.0555in" style:contextual-spacing="true" fo:text-indent="0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6" style:family="paragraph" style:parent-style-name="Standard">
      <style:paragraph-properties fo:margin-top="0in" fo:margin-bottom="0in" style:contextual-spacing="true"/>
      <style:text-properties style:font-name="Georgia" fo:font-size="11pt" style:font-size-asian="11pt" style:font-name-complex="Iskoola Pota" style:font-size-complex="11pt" style:font-style-complex="italic"/>
    </style:style>
    <style:style style:name="P7" style:family="paragraph" style:parent-style-name="Standard">
      <style:paragraph-properties fo:margin-top="0in" fo:margin-bottom="0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8" style:family="paragraph" style:parent-style-name="Standard">
      <style:paragraph-properties fo:margin-top="0in" fo:margin-bottom="0in" style:contextual-spacing="true"/>
      <style:text-properties style:font-name="Georgia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margin-top="0in" fo:margin-bottom="0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weight="bold" style:font-weight-asian="bold" style:font-name-complex="Iskoola Pota" style:font-style-complex="italic"/>
    </style:style>
    <style:style style:name="P10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1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12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13" style:family="paragraph" style:parent-style-name="Standard">
      <style:paragraph-properties fo:margin-top="0in" fo:margin-bottom="0.166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style:text-underline-style="solid" style:text-underline-width="bold" style:text-underline-color="font-color" fo:font-weight="bold" style:font-weight-asian="bold" style:font-name-complex="Iskoola Pota" style:font-style-complex="italic"/>
    </style:style>
    <style:style style:name="P14" style:family="paragraph" style:parent-style-name="Standard">
      <style:paragraph-properties fo:margin-top="0in" fo:margin-bottom="0.166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5" style:family="paragraph" style:parent-style-name="Standard">
      <style:paragraph-properties fo:margin-top="0in" fo:margin-bottom="0.166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officeooo:paragraph-rsid="00213133"/>
    </style:style>
    <style:style style:name="P16" style:family="paragraph" style:parent-style-name="Standard">
      <style:paragraph-properties fo:margin-left="0.25in" fo:margin-right="0in" fo:margin-top="0in" fo:margin-bottom="0.1665in" style:contextual-spacing="false" fo:text-indent="-0.25in" style:auto-text-indent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7" style:family="paragraph" style:parent-style-name="Heading_20_1">
      <style:paragraph-properties fo:line-height="115%" fo:text-align="center" style:justify-single-word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</style:style>
    <style:style style:name="P18" style:family="paragraph" style:parent-style-name="Heading_20_1">
      <style:paragraph-properties fo:line-height="115%" fo:text-align="center" style:justify-single-word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language="pt" fo:country="BR" style:font-name-complex="Iskoola Pota"/>
    </style:style>
    <style:style style:name="P19" style:family="paragraph" style:parent-style-name="Standard">
      <style:paragraph-properties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style:text-underline-style="solid" style:text-underline-width="bold" style:text-underline-color="font-color" fo:font-weight="bold" style:font-weight-asian="bold" style:font-name-complex="Iskoola Pota" style:font-style-complex="italic"/>
    </style:style>
    <style:style style:name="P20" style:family="paragraph" style:parent-style-name="Standard">
      <style:paragraph-properties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P21" style:family="paragraph" style:parent-style-name="Standard">
      <style:paragraph-properties fo:margin-top="0in" fo:margin-bottom="0.055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22" style:family="paragraph" style:parent-style-name="Standard">
      <style:paragraph-properties fo:margin-top="0in" fo:margin-bottom="0.0555in" style:contextual-spacing="tru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weight="bold" style:font-weight-asian="bold" style:font-name-complex="Iskoola Pota" style:font-style-complex="italic"/>
    </style:style>
    <style:style style:name="P23" style:family="paragraph" style:parent-style-name="Standard">
      <style:paragraph-properties fo:margin-top="0.1665in" fo:margin-bottom="0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style:text-underline-style="solid" style:text-underline-width="bold" style:text-underline-color="font-color" fo:font-weight="bold" style:font-weight-asian="bold" style:font-name-complex="Iskoola Pota" style:font-style-complex="italic"/>
    </style:style>
    <style:style style:name="P24" style:family="paragraph" style:parent-style-name="Standard">
      <style:paragraph-properties fo:margin-top="0in" fo:margin-bottom="0.055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25" style:family="paragraph" style:parent-style-name="Standard">
      <style:paragraph-properties fo:margin-top="0in" fo:margin-bottom="0.0555in" style:contextual-spacing="false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1pt" style:font-size-asian="11pt" style:font-name-complex="Iskoola Pota" style:font-size-complex="11pt" style:font-style-complex="italic"/>
    </style:style>
    <style:style style:name="P26" style:family="paragraph" style:parent-style-name="Heading_20_1" style:master-page-name="Standard">
      <style:paragraph-properties fo:line-height="115%" fo:text-align="center" style:justify-single-word="false" style:page-number="auto">
        <style:tab-stops>
          <style:tab-stop style:position="0.25in"/>
          <style:tab-stop style:position="1in"/>
          <style:tab-stop style:position="4in"/>
          <style:tab-stop style:position="5.5in"/>
          <style:tab-stop style:position="7.5in" style:type="right"/>
        </style:tab-stops>
      </style:paragraph-properties>
      <style:text-properties style:font-name="Georgia" fo:font-size="18pt" fo:language="pt" fo:country="BR" style:font-size-asian="18pt" style:font-name-complex="Iskoola Pota" style:font-size-complex="14pt"/>
    </style:style>
    <style:style style:name="T1" style:family="text">
      <style:text-properties style:font-name="Georgia" fo:language="pt" fo:country="BR" style:font-name-complex="Iskoola Pota"/>
    </style:style>
    <style:style style:name="T2" style:family="text">
      <style:text-properties style:font-name="Georgia" style:font-name-complex="Iskoola Pota"/>
    </style:style>
    <style:style style:name="T3" style:family="text">
      <style:text-properties style:font-name="Georgia" fo:font-size="11pt" fo:font-weight="bold" style:font-size-asian="11pt" style:font-weight-asian="bold" style:font-name-complex="Iskoola Pota" style:font-size-complex="11pt" style:font-style-complex="italic"/>
    </style:style>
    <style:style style:name="T4" style:family="text">
      <style:text-properties style:font-name="Georgia" fo:font-size="11pt" fo:font-weight="bold" officeooo:rsid="00213133" style:font-size-asian="11pt" style:font-weight-asian="bold" style:font-name-complex="Iskoola Pota" style:font-size-complex="11pt" style:font-style-complex="italic"/>
    </style:style>
    <style:style style:name="T5" style:family="text">
      <style:text-properties style:font-name="Georgia" fo:font-size="11pt" style:font-size-asian="11pt" style:font-name-complex="Iskoola Pota" style:font-size-complex="11pt" style:font-style-complex="italic"/>
    </style:style>
    <style:style style:name="T6" style:family="text">
      <style:text-properties style:font-name="Georgia" fo:font-size="11pt" fo:font-style="italic" style:font-size-asian="11pt" style:font-style-asian="italic" style:font-name-complex="Iskoola Pota" style:font-size-complex="11pt" style:font-style-complex="italic"/>
    </style:style>
    <style:style style:name="T7" style:family="text">
      <style:text-properties officeooo:rsid="00238369"/>
    </style:style>
    <style:style style:name="T8" style:family="text">
      <style:text-properties officeooo:rsid="0023a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Faizan Virani</text:h>
      <text:h text:style-name="P18" text:outline-level="1">fvirani6@gatech.edu <text:s/>954-609-7527</text:h>
      <text:h text:style-name="P17" text:outline-level="1"><text:span text:style-name="T1">http://faizanv.github.io</text:span><text:span text:style-name="T2"> </text:span></text:h>
      <text:p text:style-name="P19">EDUCATION<text:tab/><text:tab/><text:tab/></text:p>
      <text:p text:style-name="P20">Georgia Institute of Technology, College of Computing <text:tab/><text:tab/></text:p>
      <text:p text:style-name="P20">Bachelor of Science in Computer Science<text:tab/><text:tab/><text:tab/></text:p>
      <text:p text:style-name="P1">- B.S. in Computer Science, Sophomore (3.41 GPA)</text:p>
      <text:p text:style-name="P3">- <text:span text:style-name="T8">Threads</text:span> in Information Interworks and Intelligence </text:p>
      <text:p text:style-name="P3">- Minor in Music Technology</text:p>
      <text:p text:style-name="P3"><text:tab/></text:p>
      <text:p text:style-name="P19">SKILLS/INTERESTS <text:s text:c="7"/><text:tab/><text:tab/><text:tab/></text:p>
      <text:p text:style-name="P9">Programming Skills:</text:p>
      <text:p text:style-name="P21"><text:tab/>Java, JavaScript (JQuery, Pebble.JS, <text:span text:style-name="T7">Node.JS</text:span>) , PHP/MySQL, HTML,/CSS, MatLab, Drupal</text:p>
      <text:p text:style-name="P22">Instrumentation:</text:p>
      <text:p text:style-name="P21"><text:tab/>Pebble Smart Watch, 3-Axis Mills, 3D Printers, Epilogue Laser Engravers, Percussion, Guitar, <text:tab/>DJ, Vocals</text:p>
      <text:p text:style-name="P22">Interests:</text:p>
      <text:p text:style-name="P5">Hackathons, Web Development, Internet Security, Mobile Application Development, Computer Networks, Music, Telling Jokes</text:p>
      <text:p text:style-name="P5"/>
      <text:p text:style-name="P13">WORK EXPERIENCE<text:tab/><text:tab/><text:tab/></text:p>
      <text:p text:style-name="P11">Web Development, Student Assistant, January 2014 – Present</text:p>
      <text:p text:style-name="P11">Technology Services Organization (TSO)</text:p>
      <text:p text:style-name="P11"><text:tab/>Georgia Tech College of Computing</text:p>
      <text:p text:style-name="P10"><text:span text:style-name="T3"><text:tab/></text:span><text:span text:style-name="T5">- Maintain sites and web applications for the College of Computing</text:span></text:p>
      <text:p text:style-name="P12"><text:tab/>- Work with Drupal, HTML/CSS, JavaScript, JQuery, PHP, MySQL, MAMPP, UNIX</text:p>
      <text:p text:style-name="P11"/>
      <text:p text:style-name="P11">Help Desk &amp; Costumer Service, Student Assistant, August 2014 – January 2014 <text:tab/></text:p>
      <text:p text:style-name="P7">Technology Services Organization (TSO) <text:tab/><text:tab/><text:tab/></text:p>
      <text:p text:style-name="P7"><text:tab/>Georgia Tech College of Computing<text:tab/><text:tab/></text:p>
      <text:p text:style-name="P2"><text:span text:style-name="T5">- Technical Support for Students, Staff, and Faculty</text:span><text:span text:style-name="T3">. </text:span></text:p>
      <text:p text:style-name="P4">- Work with Mac, PC, and Linux along with printers, networks, and account management</text:p>
      <text:p text:style-name="P6"/>
      <text:p text:style-name="P8">Behavioral Neuroscience Program, Lab Intern, July 2013 – August 2013<text:tab/><text:tab/><text:tab/></text:p>
      <text:p text:style-name="P7"><text:tab/>Nova Southeastern University<text:tab/><text:tab/><text:tab/></text:p>
      <text:p text:style-name="P2"><text:span text:style-name="T5">- Conducted experiments analyzing relationships between age and time perception.</text:span><text:span text:style-name="T6"><text:tab/></text:span></text:p>
      <text:p text:style-name="P23">PROGRAMMING PROJECTS<text:tab/><text:tab/><text:tab/></text:p>
      <text:p text:style-name="P14"><text:span text:style-name="T3">“Pebble Pickup”</text:span><text:span text:style-name="T5"> Pebble Watch Application – MHacks Strap Sponsor Prize Winner – Software and <text:tab/>content developer – Pebble.JS, Twitter, Kimono Labs, StrapKit </text:span><text:span text:style-name="T3">http://bit.ly/1C4erXo</text:span></text:p>
      <text:p text:style-name="P15"><text:span text:style-name="T3">“Study-Time”</text:span><text:span text:style-name="T5"> Flash Card System – HackIllinois – Full stack developer – Node.js, MongoDB, <text:tab/>JQuery, <text:tab/>HTML/CSS, Pebble.JS, Heroku, MongoLab - </text:span><text:bookmark text:name="_GoBack"/><text:span text:style-name="T4">http://bit.ly/1C55FaI</text:span></text:p>
      <text:p text:style-name="P14"><text:span text:style-name="T3">“dished”</text:span><text:span text:style-name="T5"> Android Application – HackGTeeny – Small Business Award Winner - Content provider <text:tab/>and back-end developer – Java &amp; XML - </text:span><text:span text:style-name="T3">http://bit.ly/15swtpm</text:span></text:p>
      <text:p text:style-name="P16"><text:span text:style-name="T3">“How To Be Hipster” </text:span><text:span text:style-name="T5">Web Application - Share A #Hack With Coke – Content writer and back-end developer – JavaScript, JQuery, HTML, and CSS - </text:span><text:span text:style-name="T3">http://bit.ly/1KYrVYG</text:span></text:p>
      <text:p text:style-name="P23">CLUBS AND VOLUNTEER WORK<text:tab/><text:tab/><text:tab/></text:p>
      <text:p text:style-name="P24">- StrapHQ (Startup Company) – Georgia Tech Student ambassador. Hold events and promote the company.</text:p>
      <text:p text:style-name="P24">- <text:span text:style-name="T8">GTWebDev (Member) – Web development club for the GT College of Computing</text:span></text:p>
      <text:p text:style-name="P24">- Under The Couch (Music Club) – Drummer for the “Niche Beats” Jazz B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skoola Pota" svg:font-family="'Iskoola Pot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pt" style:country-asian="B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style:font-style-complex="italic" style:font-weight-complex="bold" fo:padding="0in" fo:border="0.51pt solid #00000a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Cargo" style:family="paragraph" style:default-outline-level="">
      <style:paragraph-properties fo:margin-top="0.028in" fo:margin-bottom="0.028in" style:contextual-spacing="false" style:line-height-at-least="0.1528in" fo:text-align="start" style:justify-single-word="false" fo:orphans="2" fo:widows="2" style:writing-mode="lr-tb"/>
      <style:text-properties style:font-name="Garamond" fo:font-family="Garamond" style:font-family-generic="roman" style:font-pitch="variable" fo:font-size="11.5pt" fo:letter-spacing="0.0035in" fo:language="pt" fo:country="BR" fo:font-style="italic" style:font-size-asian="11.5pt" style:font-style-asian="italic"/>
    </style:style>
    <style:style style:name="Realizações" style:family="paragraph" style:parent-style-name="Text_20_body" style:default-outline-level="" style:list-style-name="WWNum1">
      <style:paragraph-properties fo:margin-top="0in" fo:margin-bottom="0.0417in" style:contextual-spacing="false" style:line-height-at-least="0.1665in" fo:text-align="justify" style:justify-single-word="false"/>
      <style:text-properties style:font-name="Garamond" fo:font-family="Garamond" style:font-family-generic="roman" style:font-pitch="variable" fo:font-size="11pt" style:font-size-asian="11pt" style:language-asian="en" style:country-asian="US" style:font-size-complex="10pt"/>
    </style:style>
    <style:style style:name="Nome_20_da_20_empresa_20_Um" style:display-name="Nome da empresa Um" style:family="paragraph" style:parent-style-name="Standard" style:next-style-name="Cargo" style:default-outline-level="">
      <style:paragraph-properties fo:margin-top="0.0417in" fo:margin-bottom="0in" style:contextual-spacing="false" style:line-height-at-least="0.1528in">
        <style:tab-stops>
          <style:tab-stop style:position="1in"/>
          <style:tab-stop style:position="4.5in" style:type="right"/>
        </style:tab-stops>
      </style:paragraph-properties>
      <style:text-properties style:font-name="Garamond" fo:font-family="Garamond" style:font-family-generic="roman" style:font-pitch="variable" fo:font-size="11pt" style:font-size-asian="11pt" style:language-asian="en" style:country-asian="US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9091in" fo:margin-right="0in" fo:text-indent="-0.9091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2" style:display-name="Body Text Indent 2" style:family="paragraph" style:parent-style-name="Standard" style:default-outline-level="">
      <style:paragraph-properties fo:margin-left="1.1689in" fo:margin-right="0in" fo:text-indent="-1.1689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pt" fo:country="BR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Body_20_Text_20_Char" style:display-name="Body Text Char" style:family="text">
      <style:text-properties fo:font-size="12pt" style:font-size-asian="12pt" style:language-asian="pt" style:country-asian="BR" style:font-size-complex="12pt"/>
    </style:style>
    <style:style style:name="Body_20_Text_20_Indent_20_Char" style:display-name="Body Text Indent Char" style:family="text">
      <style:text-properties fo:font-size="12pt" style:font-size-asian="12pt" style:language-asian="pt" style:country-asian="BR" style:font-size-complex="12pt"/>
    </style:style>
    <style:style style:name="Body_20_Text_20_Indent_20_2_20_Char" style:display-name="Body Text Indent 2 Char" style:family="text">
      <style:text-properties fo:font-size="12pt" style:font-size-asian="12pt" style:language-asian="pt" style:country-asian="BR" style:font-size-complex="12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language-asian="pt" style:country-asian="BR" style:font-name-complex="Courier New1" style:font-family-complex="'Courier New'" style:font-family-generic-complex="system" style:font-pitch-complex="variable"/>
    </style:style>
    <style:style style:name="Balloon_20_Text_20_Char" style:display-name="Balloon Text Char" style:family="text">
      <style:text-properties fo:font-size="1pt" style:font-size-asian="1pt" style:language-asian="pt" style:country-asian="BR" style:font-size-complex="1pt"/>
    </style:style>
    <style:style style:name="Header_20_Char" style:display-name="Header Char" style:family="text">
      <style:text-properties fo:font-size="12pt" style:font-size-asian="12pt" style:language-asian="pt" style:country-asian="BR" style:font-size-complex="12pt"/>
    </style:style>
    <style:style style:name="Footer_20_Char" style:display-name="Footer Char" style:family="text">
      <style:text-properties fo:font-size="12pt" style:font-size-asian="12pt" style:language-asian="pt" style:country-asian="BR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Iskoola Pota" style:font-family-complex="'Iskoola Pota'" style:font-family-generic-complex="system" style:font-pitch-complex="variable"/>
    </style:style>
    <style:style style:name="ListLabel_20_7" style:display-name="ListLabel 7" style:family="text">
      <style:text-properties fo:font-weight="normal" style:font-name-asian="Times New Roman1" style:font-family-asian="'Times New Roman'" style:font-family-generic-asian="system" style:font-pitch-asian="variable" style:font-weight-asian="normal" style:font-name-complex="Iskoola Pota" style:font-family-complex="'Iskoola Pota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1665in" fo:margin-left="0.16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882in" fo:text-indent="-0.25in" fo:margin-left="3.18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9382in" fo:text-indent="-0.25in" fo:margin-left="2.93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4382in" fo:text-indent="-0.25in" fo:margin-left="3.4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9382in" fo:text-indent="-0.25in" fo:margin-left="3.93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4382in" fo:text-indent="-0.25in" fo:margin-left="4.43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9382in" fo:text-indent="-0.25in" fo:margin-left="4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4382in" fo:text-indent="-0.25in" fo:margin-left="5.43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9382in" fo:text-indent="-0.25in" fo:margin-left="5.93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9382in" fo:text-indent="-0.25in" fo:margin-left="2.93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4382in" fo:text-indent="-0.25in" fo:margin-left="3.4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9382in" fo:text-indent="-0.25in" fo:margin-left="3.93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4382in" fo:text-indent="-0.25in" fo:margin-left="4.43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9382in" fo:text-indent="-0.25in" fo:margin-left="4.93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4382in" fo:text-indent="-0.25in" fo:margin-left="5.43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9382in" fo:text-indent="-0.25in" fo:margin-left="5.93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89in" fo:text-indent="-0.25in" fo:margin-left="4.28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789in" fo:text-indent="-0.25in" fo:margin-left="4.789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89in" fo:text-indent="-0.25in" fo:margin-left="5.2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882in" fo:text-indent="-0.25in" fo:margin-left="3.188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.6882in" fo:text-indent="-0.25in" fo:margin-left="3.6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4.1882in" fo:text-indent="-0.25in" fo:margin-left="4.18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6882in" fo:text-indent="-0.25in" fo:margin-left="4.688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5.1882in" fo:text-indent="-0.25in" fo:margin-left="5.188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6882in" fo:text-indent="-0.25in" fo:margin-left="5.68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1882in" fo:text-indent="-0.25in" fo:margin-left="6.1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brina Bergel Lipp</dc:title>
    <meta:initial-creator>Carlos</meta:initial-creator>
    <meta:editing-cycles>7</meta:editing-cycles>
    <meta:print-date>2015-01-12T18:46:00</meta:print-date>
    <meta:creation-date>2015-03-23T14:35:00</meta:creation-date>
    <dc:date>2015-04-13T13:17:29.410695605</dc:date>
    <meta:editing-duration>PT4M46S</meta:editing-duration>
    <meta:generator>LibreOffice/4.2.7.2$Linux_X86_64 LibreOffice_project/420m0$Build-2</meta:generator>
    <meta:document-statistic meta:table-count="0" meta:image-count="0" meta:object-count="0" meta:page-count="1" meta:paragraph-count="40" meta:word-count="310" meta:character-count="2400" meta:non-whitespace-character-count="2051"/>
    <meta:user-defined meta:name="AppVersion">15.0000</meta:user-defined>
    <meta:user-defined meta:name="Company">Lipp Engenha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